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rel-width="100%" fo:margin-left="0cm" fo:margin-top="0cm" fo:margin-bottom="0cm" table:align="left" style:writing-mode="lr-tb"/>
    </style:style>
    <style:style style:name="Table1.A" style:family="table-column">
      <style:table-column-properties style:rel-column-width="6546*"/>
    </style:style>
    <style:style style:name="Table1.B" style:family="table-column">
      <style:table-column-properties style:rel-column-width="5898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rel-width="100%" fo:margin-left="0cm" fo:margin-top="0cm" fo:margin-bottom="0cm" table:align="left" style:writing-mode="lr-tb"/>
    </style:style>
    <style:style style:name="Table2.A" style:family="table-column">
      <style:table-column-properties style:rel-column-width="6553*"/>
    </style:style>
    <style:style style:name="Table2.B" style:family="table-column">
      <style:table-column-properties style:rel-column-width="589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" style:family="table">
      <style:table-properties style:rel-width="100%" fo:margin-left="0cm" fo:margin-top="0cm" fo:margin-bottom="0cm" table:align="left" style:writing-mode="lr-tb"/>
    </style:style>
    <style:style style:name="Table3.A" style:family="table-column">
      <style:table-column-properties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" style:family="table">
      <style:table-properties style:rel-width="100%" fo:margin-left="0cm" fo:margin-top="0cm" fo:margin-bottom="0cm" table:align="left" style:writing-mode="lr-tb"/>
    </style:style>
    <style:style style:name="Table4.A" style:family="table-column">
      <style:table-column-properties style:rel-column-width="6553*"/>
    </style:style>
    <style:style style:name="Table4.B" style:family="table-column">
      <style:table-column-properties style:rel-column-width="58981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Heading_20_5">
      <loext:graphic-properties draw:fill="solid" draw:fill-color="#ffffff"/>
      <style:paragraph-properties fo:background-color="#ffffff"/>
    </style:style>
    <style:style style:name="P2" style:family="paragraph" style:parent-style-name="Normal_20__28_Web_29_">
      <loext:graphic-properties draw:fill="solid" draw:fill-color="#ffffff"/>
      <style:paragraph-properties fo:background-color="#ffffff"/>
    </style:style>
    <style:style style:name="P3" style:family="paragraph" style:parent-style-name="Normal_20__28_Web_29_">
      <style:text-properties fo:language="fi" fo:country="FI"/>
    </style:style>
    <style:style style:name="P4" style:family="paragraph" style:parent-style-name="Standard">
      <style:text-properties fo:color="#000000" style:font-name="Calibri" fo:font-size="18pt" fo:language="fi" fo:country="FI" style:font-name-asian="Times New Roman1" style:font-size-asian="18pt" style:language-asian="sv" style:country-asian="SE" style:font-name-complex="Calibri1" style:font-size-complex="18pt"/>
    </style:style>
    <style:style style:name="P5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text-properties style:font-name="Times New Roman" fo:font-size="16pt" fo:language="fi" fo:country="FI" style:font-size-asian="16pt" style:font-name-complex="Times New Roman1" style:font-size-complex="16pt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fi" fo:country="FI" style:font-name-asian="Times New Roman1" style:font-size-asian="16pt" style:language-asian="sv" style:country-asian="SE" style:font-name-complex="Times New Roman1" style:font-size-complex="16pt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6pt" fo:language="en" fo:country="US" style:font-name-asian="Times New Roman1" style:font-size-asian="16pt" style:language-asian="sv" style:country-asian="SE" style:font-name-complex="Times New Roman1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9pt" fo:language="fi" fo:country="FI" style:font-name-asian="Times New Roman1" style:font-size-asian="9pt" style:language-asian="sv" style:country-asian="SE" style:font-name-complex="Calibri1" style:font-size-complex="9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9pt" style:font-name-asian="Times New Roman1" style:font-size-asian="9pt" style:language-asian="sv" style:country-asian="SE" style:font-name-complex="Calibri1" style:font-size-complex="9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P14" style:family="paragraph" style:parent-style-name="Standard" style:list-style-name="">
      <loext:graphic-properties draw:fill="solid" draw:fill-color="#ffffff"/>
      <style:paragraph-properties fo:margin-top="0.318cm" fo:margin-bottom="0.106cm" loext:contextual-spacing="false" fo:line-height="100%" fo:background-color="#ffffff"/>
    </style:style>
    <style:style style:name="P15" style:family="paragraph" style:parent-style-name="Standard" style:list-style-name="">
      <loext:graphic-properties draw:fill="solid" draw:fill-color="#ffffff"/>
      <style:paragraph-properties fo:margin-top="0.318cm" fo:margin-bottom="0.106cm" loext:contextual-spacing="false" fo:line-height="100%" fo:background-color="#ffffff"/>
      <style:text-properties fo:color="#000000" style:font-name="Calibri" fo:font-size="16pt" fo:language="en" fo:country="GB" fo:font-style="italic" style:font-name-asian="Times New Roman1" style:font-size-asian="16pt" style:language-asian="sv" style:country-asian="SE" style:font-style-asian="italic" style:font-name-complex="Calibri1" style:font-size-complex="16pt" style:font-style-complex="italic"/>
    </style:style>
    <style:style style:name="P16" style:family="paragraph" style:parent-style-name="Standard" style:list-style-name="">
      <style:paragraph-properties fo:margin-top="0cm" fo:margin-bottom="0.106cm" loext:contextual-spacing="false" style:line-height-at-least="0.381cm"/>
    </style:style>
    <style:style style:name="P17" style:family="paragraph" style:parent-style-name="Standard" style:list-style-name="">
      <loext:graphic-properties draw:fill="solid" draw:fill-color="#ffffff"/>
      <style:paragraph-properties fo:margin-top="0cm" fo:margin-bottom="0.106cm" loext:contextual-spacing="false" style:line-height-at-least="0.381cm" fo:text-align="justify" style:justify-single-word="false" fo:background-color="#ffffff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8pt" style:font-size-asian="28pt" style:font-name-complex="Times New Roman1" style:font-size-complex="28pt"/>
    </style:style>
    <style:style style:name="T3" style:family="text">
      <style:text-properties style:font-name="Times New Roman" fo:font-size="16pt" fo:language="fi" fo:country="FI" style:font-size-asian="16pt" style:font-name-complex="Times New Roman1" style:font-size-complex="16pt"/>
    </style:style>
    <style:style style:name="T4" style:family="text">
      <style:text-properties style:font-name="Times New Roman" fo:font-size="16pt" fo:language="fi" fo:country="FI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language="fi" fo:country="FI" fo:font-weight="normal" style:font-size-asian="16pt" style:font-weight-asian="normal" style:font-name-complex="Times New Roman1" style:font-size-complex="16pt" style:font-weight-complex="normal"/>
    </style:style>
    <style:style style:name="T6" style:family="text">
      <style:text-properties style:font-name="Times New Roman" fo:font-size="16pt" fo:language="en" fo:country="GB" style:font-size-asian="16pt" style:font-name-complex="Times New Roman1" style:font-size-complex="16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8pt" fo:language="fi" fo:country="FI" style:font-size-asian="18pt" style:font-name-complex="Times New Roman1" style:font-size-complex="18pt"/>
    </style:style>
    <style:style style:name="T9" style:family="text">
      <style:text-properties fo:color="#000000" style:font-name="Calibri" fo:font-size="18pt" fo:language="fi" fo:country="FI" style:font-name-asian="Times New Roman1" style:font-size-asian="18pt" style:language-asian="sv" style:country-asian="SE" style:font-name-complex="Calibri1" style:font-size-complex="18pt"/>
    </style:style>
    <style:style style:name="T10" style:family="text">
      <style:text-properties fo:color="#000000" style:font-name="Calibri" fo:font-size="18pt" fo:language="en" fo:country="US" style:font-name-asian="Times New Roman1" style:font-size-asian="18pt" style:language-asian="sv" style:country-asian="SE" style:font-name-complex="Calibri1" style:font-size-complex="18pt"/>
    </style:style>
    <style:style style:name="T11" style:family="text">
      <style:text-properties fo:color="#000000" style:font-name="Calibri" fo:font-size="9pt" fo:language="en" fo:country="GB" style:font-name-asian="Times New Roman1" style:font-size-asian="9pt" style:language-asian="sv" style:country-asian="SE" style:font-name-complex="Calibri1" style:font-size-complex="9pt"/>
    </style:style>
    <style:style style:name="T12" style:family="text">
      <style:text-properties fo:color="#000000" style:font-name="Calibri" fo:font-size="9pt" fo:language="fi" fo:country="FI" style:font-name-asian="Times New Roman1" style:font-size-asian="9pt" style:language-asian="sv" style:country-asian="SE" style:font-name-complex="Calibri1" style:font-size-complex="9pt"/>
    </style:style>
    <style:style style:name="T13" style:family="text">
      <style:text-properties fo:color="#000000" style:font-name="Calibri" fo:font-size="9pt" style:font-name-asian="Times New Roman1" style:font-size-asian="9pt" style:language-asian="sv" style:country-asian="SE" style:font-name-complex="Calibri1" style:font-size-complex="9pt"/>
    </style:style>
    <style:style style:name="T14" style:family="text">
      <style:text-properties fo:color="#000000" style:font-name="Calibri" fo:font-size="10.5pt" fo:language="en" fo:country="GB" fo:font-weight="bold" style:font-name-asian="Times New Roman1" style:font-size-asian="10.5pt" style:language-asian="sv" style:country-asian="SE" style:font-weight-asian="bold" style:font-name-complex="Calibri1" style:font-size-complex="10.5pt" style:font-weight-complex="bold"/>
    </style:style>
    <style:style style:name="T15" style:family="text">
      <style:text-properties fo:color="#000000" style:font-name="Calibri" fo:font-size="10.5pt" fo:language="fi" fo:country="FI" style:font-name-asian="Times New Roman1" style:font-size-asian="10.5pt" style:language-asian="sv" style:country-asian="SE" style:font-name-complex="Calibri1" style:font-size-complex="10.5pt"/>
    </style:style>
    <style:style style:name="T16" style:family="text">
      <style:text-properties fo:color="#000000" style:font-name="Calibri" fo:font-size="10.5pt" style:font-name-asian="Times New Roman1" style:font-size-asian="10.5pt" style:language-asian="sv" style:country-asian="SE" style:font-name-complex="Calibri1" style:font-size-complex="10.5pt"/>
    </style:style>
    <style:style style:name="T17" style:family="text">
      <style:text-properties fo:color="#000000" style:font-name="Calibri" fo:font-size="12pt" fo:language="fi" fo:country="FI" style:font-name-asian="Times New Roman1" style:font-size-asian="12pt" style:language-asian="sv" style:country-asian="SE" style:font-name-complex="Calibri1" style:font-size-complex="12pt"/>
    </style:style>
    <style:style style:name="T18" style:family="text"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T19" style:family="text">
      <style:text-properties fo:color="#000000" style:font-name="Calibri" fo:font-size="10pt" fo:language="en" fo:country="GB" style:font-name-asian="Times New Roman1" style:font-size-asian="10pt" style:language-asian="sv" style:country-asian="SE" style:font-name-complex="Calibri1" style:font-size-complex="10pt"/>
    </style:style>
    <style:style style:name="T20" style:family="text">
      <style:text-properties fo:color="#000000" style:font-name="Calibri" fo:font-size="16pt" fo:font-style="italic" style:font-name-asian="Times New Roman1" style:font-size-asian="16pt" style:language-asian="sv" style:country-asian="SE" style:font-style-asian="italic" style:font-name-complex="Calibri1" style:font-size-complex="16pt" style:font-style-complex="italic"/>
    </style:style>
    <style:style style:name="T21" style:family="text">
      <style:text-properties fo:color="#000000" style:font-name="Calibri" style:font-name-asian="Times New Roman1" style:language-asian="sv" style:country-asian="SE" style:font-name-complex="Calibri1"/>
    </style:style>
    <style:style style:name="T22" style:family="text">
      <style:text-properties fo:color="#000000" style:font-name="Times New Roman" fo:font-size="16pt" fo:language="fi" fo:country="FI" style:font-name-asian="Times New Roman1" style:font-size-asian="16pt" style:language-asian="sv" style:country-asian="SE" style:font-name-complex="Times New Roman1" style:font-size-complex="16pt"/>
    </style:style>
    <style:style style:name="T23" style:family="text">
      <style:text-properties fo:color="#000000" style:font-name="Times New Roman" fo:font-size="16pt" fo:language="en" fo:country="GB" style:font-name-asian="Times New Roman1" style:font-size-asian="16pt" style:language-asian="sv" style:country-asian="SE" style:font-name-complex="Times New Roman1" style:font-size-complex="16pt"/>
    </style:style>
    <style:style style:name="T24" style:family="text">
      <style:text-properties fo:color="#000000" style:font-name="Times New Roman" fo:font-size="16pt" fo:language="en" fo:country="GB" fo:font-weight="bold" style:font-name-asian="Times New Roman1" style:font-size-asian="16pt" style:language-asian="sv" style:country-asian="SE" style:font-weight-asian="bold" style:font-name-complex="Times New Roman1" style:font-size-complex="16pt" style:font-weight-complex="bold"/>
    </style:style>
    <style:style style:name="T25" style:family="text"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T26" style:family="text">
      <style:text-properties fo:color="#000000" style:font-name="Times New Roman" fo:font-size="16pt" fo:font-weight="bold" style:font-name-asian="Times New Roman1" style:font-size-asian="16pt" style:language-asian="sv" style:country-asian="SE" style:font-weight-asian="bold" style:font-name-complex="Times New Roman1" style:font-size-complex="16pt" style:font-weight-complex="bold"/>
    </style:style>
    <style:style style:name="T27" style:family="text">
      <style:text-properties fo:color="#000000" style:font-name="Times New Roman" fo:font-size="16pt" fo:language="en" fo:country="US" style:font-name-asian="Times New Roman1" style:font-size-asian="16pt" style:language-asian="sv" style:country-asian="SE" style:font-name-complex="Times New Roman1" style:font-size-complex="16pt"/>
    </style:style>
    <style:style style:name="T28" style:family="text">
      <style:text-properties fo:color="#000000" style:font-name="Times New Roman" fo:font-size="16pt" fo:language="en" fo:country="US" fo:font-weight="bold" style:font-name-asian="Times New Roman1" style:font-size-asian="16pt" style:language-asian="sv" style:country-asian="SE" style:font-weight-asian="bold" style:font-name-complex="Times New Roman1" style:font-size-complex="16pt" style:font-weight-complex="bold"/>
    </style:style>
    <style:style style:name="T29" style:family="text">
      <style:text-properties fo:color="#000000" style:font-name="Cambria Math" fo:font-size="10.5pt" fo:language="en" fo:country="GB" style:font-name-asian="Times New Roman1" style:font-size-asian="10.5pt" style:language-asian="sv" style:country-asian="SE" style:font-name-complex="Calibri1" style:font-size-complex="10.5pt"/>
    </style:style>
    <style:style style:name="T30" style:family="text">
      <style:text-properties fo:color="#000000" style:font-name="Cambria Math" fo:font-size="10.5pt" style:font-name-asian="Times New Roman1" style:font-size-asian="10.5pt" style:language-asian="sv" style:country-asian="SE" style:font-name-complex="Calibri1" style:font-size-complex="10.5pt"/>
    </style:style>
    <style:style style:name="T31" style:family="text">
      <style:text-properties fo:color="#000000" style:font-name="Cambria Math" fo:font-size="12pt" fo:language="en" fo:country="GB" style:font-name-asian="Times New Roman1" style:font-size-asian="12pt" style:language-asian="sv" style:country-asian="SE" style:font-name-complex="Calibri1" style:font-size-complex="12pt"/>
    </style:style>
    <style:style style:name="T32" style:family="text">
      <style:text-properties fo:color="#000000" style:font-name="Cambria Math" fo:font-size="18pt" fo:font-style="italic" style:font-name-asian="Times New Roman1" style:font-size-asian="18pt" style:language-asian="sv" style:country-asian="SE" style:font-style-asian="italic" style:font-name-complex="Calibri1" style:font-size-complex="18pt" style:font-style-complex="italic"/>
    </style:style>
    <style:style style:name="T33" style:family="text">
      <style:text-properties fo:color="#000000" style:font-name="Cambria Math" fo:font-size="18pt" fo:font-style="italic" fo:font-weight="bold" style:font-name-asian="Times New Roman1" style:font-size-asian="18pt" style:language-asian="sv" style:country-asian="SE" style:font-style-asian="italic" style:font-weight-asian="bold" style:font-name-complex="Calibri1" style:font-size-complex="18pt" style:font-style-complex="italic" style:font-weight-complex="bold"/>
    </style:style>
    <style:style style:name="T34" style:family="text">
      <style:text-properties fo:color="#000000" style:font-name="Cambria Math" style:font-name-asian="Times New Roman1" style:language-asian="sv" style:country-asian="SE" style:font-name-complex="Calibri1"/>
    </style:style>
    <style:style style:name="T35" style:family="text">
      <style:text-properties style:font-name="Cambria Math" fo:font-size="10.5pt" fo:language="en" fo:country="GB" style:font-size-asian="10.5pt" style:font-size-complex="10.5pt"/>
    </style:style>
    <style:style style:name="T36" style:family="text">
      <style:text-properties fo:language="en" fo:country="GB"/>
    </style:style>
    <style:style style:name="T37" style:family="text">
      <style:text-properties fo:font-size="10.5pt" fo:language="fi" fo:country="FI" style:font-size-asian="10.5pt" style:font-size-complex="10.5pt"/>
    </style:style>
    <style:style style:name="T38" style:family="text">
      <style:text-properties fo:font-size="18pt" fo:language="fi" fo:country="FI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(LOGGA) SUOMALAIS-RUOTTALAINEN<text:line-break/> <text:s text:c="5"/>RAJAVÄYLÄKOMI</text:span><text:span text:style-name="T2">š</text:span><text:span text:style-name="T1">UUNI</text:span></text:p>
      <text:p text:style-name="P4"/>
      <text:p text:style-name="Standard"><text:span text:style-name="T3">SRRVK <text:s/>Komišuuni <text:s/>Aijankohtasta Vesittenhoito <text:s/>Luononsuojelu <text:s/>Tulvasuojelu <text:s/>Kalastus <text:s/>Yhtheystiot Histuuria <text:s/>Kaartat</text:span><text:bookmark text:name="_GoBack"/></text:p>
      <text:p text:style-name="P4"/>
      <text:p text:style-name="Standard"><text:span text:style-name="T9">Komi</text:span><text:span text:style-name="T8">šuunin jäsenet</text:span></text:p>
      <text:p text:style-name="P2"><text:span text:style-name="T3"><text:s/></text:span></text:p>
      <text:p text:style-name="P2"><text:span text:style-name="T4">YHTHEENPANO</text:span></text:p>
      <text:p text:style-name="P8"><text:span text:style-name="T22">​</text:span></text:p>
      <text:p text:style-name="P8"><text:span text:style-name="T22">Molemat osapuolet ( Ruottin- ja Suomenmaa) paneva kolme jäsentä komi</text:span><text:span text:style-name="T3">šuuhniin määrätyksi aijaksi; yks näistä oon valtion viranomhaisesta, vesiasioista vasthuussa oleva, ja yks jäsen oon kunnasta, jota sopimus koskee, ja vielä jokaselle jäsenelle yks taikka useampi varajäsen. </text:span><text:span text:style-name="T22"><text:s/></text:span></text:p>
      <text:p text:style-name="P8"><text:span text:style-name="T22">​</text:span></text:p>
      <text:p text:style-name="P8"><text:span text:style-name="T22">Komi</text:span><text:span text:style-name="T3">šuunin puhheenjohtaja vaihettuu sopimusosapuolten (valtioitten) kesken joka kalenterivuosi. </text:span><text:span text:style-name="T22"><text:s/>Puhheenjohtajuus kuuluu sille osapuolele, joka oon vuorossa ja toinen osapuoli oon varapuhheenjohtaja. Molemat häätyvä olla komi</text:span><text:span text:style-name="T3">šuunin jäseniä. </text:span><text:span text:style-name="T22"><text:s/></text:span></text:p>
      <text:p text:style-name="P8"><text:span text:style-name="T22">​</text:span></text:p>
      <text:p text:style-name="P8"><text:span text:style-name="T22">Molemat osapuolet saattava panna kolme vakituista asiantuntijaa authaan komi</text:span><text:span text:style-name="T3">šuunia. </text:span><text:span text:style-name="T6">Komišuuni saattaa kans käyttää muita asiantuntijoita. </text:span><text:span text:style-name="T22"><text:s/></text:span></text:p>
      <text:p text:style-name="P8"><text:span text:style-name="T11">​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29">​​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"><text:span text:style-name="T31">​</text:span></text:p>
                  <text:p text:style-name="P7"><text:span text:style-name="T29">​</text:span></text:p>
                  <text:p text:style-name="P7"><text:span text:style-name="T29">​</text:span></text:p>
                </table:table-cell>
                <table:table-cell table:style-name="Table2.A1" office:value-type="string">
                  <table:table table:name="Table1" table:style-name="Table1">
                    <table:table-column table:style-name="Table1.A"/>
                    <table:table-column table:style-name="Table1.B"/>
                    <table:table-row table:style-name="Table1.1">
                      <table:table-cell table:style-name="Table1.A1" office:value-type="string">
                        <text:p text:style-name="Normal_20__28_Web_29_"><text:span text:style-name="T35">​</text:span></text:p>
                        <text:p text:style-name="Normal_20__28_Web_29_"><text:span text:style-name="T35">​</text:span></text:p>
                      </table:table-cell>
                      <table:table-cell table:style-name="Table1.A1" office:value-type="string">
                        <text:p text:style-name="P3"/>
                        <text:p text:style-name="Normal_20__28_Web_29_"><text:span text:style-name="Strong"><text:span text:style-name="T37"><text:s/></text:span></text:span></text:p>
                        <text:p text:style-name="Normal_20__28_Web_29_"><text:span text:style-name="T36">​</text:span></text:p>
                        <text:p text:style-name="Normal_20__28_Web_29_"><text:span text:style-name="T37"><text:s/></text:span></text:p>
                        <text:p text:style-name="Normal_20__28_Web_29_"><text:span text:style-name="T36">​</text:span></text:p>
                        <text:p text:style-name="Normal_20__28_Web_29_"><text:span text:style-name="Strong"><text:span text:style-name="T37"><text:s/></text:span></text:span></text:p>
                      </table:table-cell>
                    </table:table-row>
                  </table:table>
                  <text:p text:style-name="P7"><text:span text:style-name="T14"><text:s/></text:span><text:span text:style-name="T24">Puhheenjohtajat</text:span></text:p>
                  <text:p text:style-name="Standard"><text:span text:style-name="T23">​</text:span><text:span text:style-name="T3">Vuona 2017 Suomalais-ruottalaisen rajaväyläkomi</text:span><text:span text:style-name="T6">šuunin puhheenjohtajanna oon lääninneuvos </text:span><text:span text:style-name="Strong"><text:span text:style-name="T3">Johan Antti  </text:span></text:span><text:span text:style-name="Strong"><text:span text:style-name="T5">(Norrbottenin lääninhallitus)</text:span></text:span></text:p>
                  <text:p text:style-name="Standard"><text:span text:style-name="Strong"><text:span text:style-name="T5">Komi</text:span></text:span><text:span text:style-name="T3">šuunin </text:span><text:span text:style-name="Strong"><text:span text:style-name="T5">varapuhheenjohtajanna oon johtaja </text:span></text:span><text:span text:style-name="Strong"><text:span text:style-name="T3">Timo Jokelainen </text:span></text:span><text:span text:style-name="Strong"><text:span text:style-name="T5">(Lapin ELY-keskus, ympäristö- ja luonnonvarat vastuualue)</text:span></text:span></text:p>
                  <text:p text:style-name="Normal_20__28_Web_29_"><text:span text:style-name="T3">Johan Antin varajäsen oon vesittenhoitopäälikkö </text:span><text:span text:style-name="Emphasis"><text:span text:style-name="T3">Lisa Lundstedt</text:span></text:span><text:span text:style-name="T3"> (Norrbottenin lääninhallitus). </text:span></text:p>
                  <text:p text:style-name="Normal_20__28_Web_29_"><text:span text:style-name="T3">Jokelaisen varajäsen on ylitarkastaja </text:span><text:span text:style-name="Emphasis"><text:span text:style-name="T3">Pekka Räinä </text:span></text:span><text:span text:style-name="T3">(Lapin ELY-keskus).</text:span></text:p>
                  <text:p text:style-name="P5"/>
                  <text:p text:style-name="P7"><text:span text:style-name="T7">Komišuunin muut jäsenet:<text:line-break/>Bengt Niska, Pajala, Ruotti<text:line-break/>Varajäsen Birgitta Isaksson, Kiruna, Ruotti<text:line-break/>Pia Hulkoff, Haaparanta, Ruotti<text:line-break/>Varajäsen, Gunnar Björk, Matarinki, Ruotti<text:line-break/>Matti Myllykangas, Muonio, Suomi<text:line-break/>Varajäsen Sari Keskitalo, Enontekiö ja </text:span><text:span text:style-name="T25">Eugen Parviainen, Ylitornio<text:line-break/></text:span><text:span text:style-name="T22">Paula Aikio-Tallgren, Tornio, Suomi.<text:line-break/>Varajäsenet Kalervo Aska, Pello ja Marika Kylmämaa, Kolari, Suomi.<text:line-break/>Vakituinen asiantuntija pruf. (h.c)</text:span><text:span text:style-name="T15"> </text:span><text:span text:style-name="T22">Kari Kinnunen, Suomi ja Andreas Broman, Ruotti.</text:span></text:p>
                  <text:p text:style-name="P9"/>
                  <text:p text:style-name="P9"/>
                  <text:p text:style-name="P6"/>
                  <text:p text:style-name="P6"/>
                  <text:p text:style-name="P6"/>
                  <text:p text:style-name="P7"><text:span text:style-name="T17"><text:s/></text:span></text:p>
                  <text:h text:style-name="P1" text:outline-level="5"><text:span text:style-name="T12">​</text:span><text:bookmark text:name="Komission_kanslia"/><text:span text:style-name="T38"> <text:s/></text:span><text:span text:style-name="T7"><text:s/></text:span></text:h>
                  <text:p text:style-name="P2">​</text:p>
                  <text:p text:style-name="P11"/>
                  <text:p text:style-name="P7"><text:span text:style-name="T12">​</text:span></text:p>
                  <text:p text:style-name="P7"><text:span text:style-name="T12">​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1"/>
                  <text:p text:style-name="P12"/>
                </table:table-cell>
              </table:table-row>
              <table:table-row table:style-name="Table2.1">
                <table:table-cell table:style-name="Table2.A1" office:value-type="string">
                  <text:p text:style-name="P7"><text:span text:style-name="T18">​</text:span></text:p>
                </table:table-cell>
                <table:table-cell table:style-name="Table2.A1" office:value-type="string">
                  <text:p text:style-name="P7"><text:span text:style-name="T13">​</text:span></text:p>
                </table:table-cell>
              </table:table-row>
            </table:table>
            <text:p text:style-name="P13"/>
          </table:table-cell>
        </table:table-row>
      </table:table>
      <text:h text:style-name="P14" text:outline-level="2"><text:span text:style-name="T32">​</text:span><text:span text:style-name="T33">​</text:span><text:span text:style-name="T10">Työkanslii</text:span></text:h>
      <text:p text:style-name="P8"><text:span text:style-name="T13">​</text:span></text:p>
      <text:p text:style-name="Standard"><text:span text:style-name="T25">Komi</text:span><text:span text:style-name="T7">šuunila oon sekretariaatti. Sillä, joka panhaan sekretariaathiin, häätyy olla maasteriäksaami ja hallita niin suomen- ko ruottinkielen. </text:span><text:span text:style-name="T25"><text:s/></text:span></text:p>
      <text:p text:style-name="Standard"><text:span text:style-name="T7">Työk</text:span><text:span text:style-name="T3">anslii auttaa puhheenjohtajuutta asioitten valmisteluissa, kirjottaa ylös ja säilyttää komi</text:span><text:span text:style-name="T7">šuunin asioita ja hoitaa kuttut ja muut asiakirjat ja tukkee raha-asoitten hallinnassa.</text:span><text:span text:style-name="T22"> </text:span><text:span text:style-name="T25">​</text:span></text:p>
      <text:p text:style-name="P8"><text:span text:style-name="T16">​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30">​</text:span></text:p>
            <text:p text:style-name="P7"><text:span text:style-name="T34">​</text:span></text:p>
            <text:p text:style-name="P7"><text:span text:style-name="T34">​</text:span></text:p>
          </table:table-cell>
          <table:table-cell table:style-name="Table4.A1" office:value-type="string">
            <text:p text:style-name="P7"><text:span text:style-name="T26">Frouva Virve Sallisalmi, sekreteerari</text:span></text:p>
            <text:p text:style-name="P7"><text:span text:style-name="T25">​</text:span></text:p>
            <text:p text:style-name="P7"><text:span text:style-name="T25">E-posti: virve.sallisalmi(at)fsgk.se</text:span></text:p>
            <text:p text:style-name="P7"><text:span text:style-name="T25">tel +46 (0)922 616 80</text:span></text:p>
            <text:p text:style-name="P7"><text:span text:style-name="T25">Mupili +358 (0)40 526 11 06 taikka +46 (0)72 211 34 91 </text:span></text:p>
            <text:p text:style-name="P7"><text:span text:style-name="T25"> </text:span></text:p>
            <text:p text:style-name="P7"><text:span text:style-name="T26">Frouva Camilla Ahlstrand, avustava sekreteerari <text:s/></text:span></text:p>
            <text:p text:style-name="P7"><text:span text:style-name="T23">​</text:span></text:p>
            <text:p text:style-name="P7"><text:span text:style-name="T27">E-posti: camilla.ahlstrand(at)fsgk.se</text:span></text:p>
            <text:p text:style-name="P7"><text:span text:style-name="T27">tel +46 (0)922 616 80</text:span></text:p>
            <text:p text:style-name="P7"><text:span text:style-name="T27">Mupili +46 (0)72 523 5590 or +358(0) 40 705 5509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21">​</text:span></text:p>
          </table:table-cell>
          <table:table-cell table:style-name="Table4.A1" office:value-type="string">
            <text:h text:style-name="P16" text:outline-level="3"><text:span text:style-name="T25">​</text:span></text:h>
            <text:p text:style-name="P7"><text:span text:style-name="T26">Kontturi</text:span></text:p>
            <text:p text:style-name="P7"><text:span text:style-name="T25">​</text:span></text:p>
            <text:p text:style-name="P7"><text:span text:style-name="T26">Postiosote: </text:span></text:p>
            <text:p text:style-name="P7"><text:span text:style-name="T25">P.O. Box 125, SE-95323 Haaparanta, Ruotti</text:span></text:p>
            <text:p text:style-name="P7"><text:span text:style-name="T25">taikka </text:span></text:p>
            <text:p text:style-name="P7"><text:span text:style-name="T25">P.O.Box 2, FI-95401 TORNIO, Suomi</text:span></text:p>
            <text:p text:style-name="P7"><text:span text:style-name="T25">​</text:span></text:p>
            <text:p text:style-name="P7"><text:span text:style-name="T26">Käyntiosote: </text:span></text:p>
            <text:p text:style-name="P7"><text:span text:style-name="T25">Storgatan 92A  Haaparanta, Ruotti. </text:span></text:p>
            <text:p text:style-name="P7"><text:span text:style-name="T26">Auki päivittäin 9.00 aamup. </text:span><text:span text:style-name="T28">15.00 iltap. Ruottin aikaa.</text:span></text:p>
            <text:p text:style-name="P7"><text:span text:style-name="T23">​</text:span></text:p>
          </table:table-cell>
        </table:table-row>
      </table:table>
      <text:h text:style-name="P17" text:outline-level="3"><text:span text:style-name="T19">​</text:span></text:h>
      <text:p text:style-name="Standard"><text:span text:style-name="T27">Komi</text:span><text:span text:style-name="T6">šuunin tehtävät:</text:span></text:p>
      <text:h text:style-name="P15" text:outline-level="2"/>
      <text:p text:style-name="P8"><text:soft-page-break/><text:span text:style-name="T11">​</text:span></text:p>
      <text:p text:style-name="P8"><text:span text:style-name="T25">Komi</text:span><text:span text:style-name="T7">šuuni pittää tämän sopimuksen jälkhiin: </text:span><text:span text:style-name="T25"><text:s/></text:span></text:p>
      <text:p text:style-name="P8"><text:span text:style-name="T23">​</text:span></text:p>
      <text:p text:style-name="P8"><text:span text:style-name="T27">- Kehittää osapuolten kans vesittenhoitoaluheen yhtheistyötä; </text:span></text:p>
      <text:p text:style-name="P8"><text:span text:style-name="T23">​</text:span></text:p>
      <text:p text:style-name="P8"><text:span text:style-name="T27">- Vahvistaa yhtheistyötä osapuolten päätösvallan välilä, koo-ortineerata ja yhistää ohjelmia, suunitelmia ja toimia, joita oon aateltu saavuthaan vesiympäristön päämäärät; valvoa huomiossa pitäen vesitten staattystä; </text:span></text:p>
      <text:p text:style-name="P8"><text:span text:style-name="T23">​</text:span></text:p>
      <text:p text:style-name="P8"><text:span text:style-name="T27">- Vahvistaa päätösvallan ja kuntien koo-ortineeraavaa suunittelutyötä ehkästäksheen ympäristövahinkoja rajaväylien aluheila;</text:span></text:p>
      <text:p text:style-name="P8"><text:span text:style-name="T23">​</text:span></text:p>
      <text:p text:style-name="P8"><text:span text:style-name="T27">- Vahvistaa koo-ortineeraavaa ja uuistavvaa luononsuunittelua osapuolten päätösvallan ja kuntien rajaväylien toimissa; </text:span></text:p>
      <text:p text:style-name="P8"><text:span text:style-name="T23">​</text:span></text:p>
      <text:p text:style-name="P8"><text:span text:style-name="T27">- Kattoa perhään, ette osapuolet yhessä oon ohjelmia ja suunitteluja koskevissa vuoropuheluissa, jokka viittaava tähhään artikelhiin; ja </text:span></text:p>
      <text:p text:style-name="P10"/>
      <text:p text:style-name="P8"><text:span text:style-name="T25">-Ette net pitävä yhessä kuulustelukokkouksia; ja </text:span></text:p>
      <text:p text:style-name="P8"><text:span text:style-name="T25">​</text:span></text:p>
      <text:p text:style-name="P8"><text:span text:style-name="T25">- Ette net hyväksyvvä taikka hylkäävä ohjelmia taikka suunitteluja jokka koskeva vesialuheen hoitoa. </text:span></text:p>
      <text:p text:style-name="P8"><text:span text:style-name="T23">​</text:span></text:p>
      <text:p text:style-name="Standard"><text:span text:style-name="T23">- Komi</text:span><text:span text:style-name="T6">šuuni pittää valvoa tämän sopimuksen käyttöä ja sallia tottettuamisia ja huomauttaa osapuolia jos tarttee parantaa sopimusta.</text:span></text:p>
      <text:p text:style-name="P8"><text:span text:style-name="T13">​</text:span></text:p>
      <text:p text:style-name="P8"><text:span text:style-name="T13">​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18cm" fo:margin-bottom="0.106cm" loext:contextual-spacing="false" fo:line-height="100%"/>
      <style:text-properties fo:color="#000000" style:font-name="Calibri" fo:font-family="Calibri" style:font-family-generic="roman" style:font-pitch="variable" fo:font-size="16pt" fo:font-style="italic" style:font-name-asian="Times New Roman1" style:font-family-asian="'Times New Roman'" style:font-family-generic-asian="system" style:font-pitch-asian="variable" style:font-size-asian="16pt" style:language-asian="sv" style:country-asian="SE" style:font-style-asian="italic" style:font-name-complex="Calibri1" style:font-family-complex="Calibri" style:font-family-generic-complex="system" style:font-pitch-complex="variable" style:font-size-complex="16pt" style:font-style-complex="italic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106cm" loext:contextual-spacing="false" style:line-height-at-least="0.381cm" fo:text-align="justify" style:justify-single-word="false"/>
      <style:text-properties fo:color="#000000"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sv" style:country-asian="SE" style:font-name-complex="Calibri1" style:font-family-complex="Calibri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cm" fo:margin-bottom="0cm" loext:contextual-spacing="false" fo:line-height="100%"/>
      <style:text-properties fo:color="#000000" style:font-name="Calibri" fo:font-family="Calibri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sv" style:country-asian="SE" style:font-name-complex="Calibri1" style:font-family-complex="Calibri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Rubrik_20_2_20_Char" style:display-name="Rubrik 2 Char" style:family="text" style:parent-style-name="Default_20_Paragraph_20_Font">
      <style:text-properties fo:color="#000000" style:font-name="Calibri" fo:font-family="Calibri" style:font-family-generic="roman" style:font-pitch="variable" fo:font-size="16pt" fo:font-style="italic" style:font-name-asian="Times New Roman1" style:font-family-asian="'Times New Roman'" style:font-family-generic-asian="system" style:font-pitch-asian="variable" style:font-size-asian="16pt" style:language-asian="sv" style:country-asian="SE" style:font-style-asian="italic" style:font-name-complex="Calibri1" style:font-family-complex="Calibri" style:font-family-generic-complex="system" style:font-pitch-complex="variable" style:font-size-complex="16pt" style:font-style-complex="italic"/>
    </style:style>
    <style:style style:name="Rubrik_20_3_20_Char" style:display-name="Rubrik 3 Char" style:family="text" style:parent-style-name="Default_20_Paragraph_20_Font">
      <style:text-properties fo:color="#000000"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sv" style:country-asian="SE" style:font-name-complex="Calibri1" style:font-family-complex="Calibri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Rubrik_20_5_20_Char" style:display-name="Rubrik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sus</meta:initial-creator>
    <dc:creator>Asus</dc:creator>
    <meta:editing-cycles>15</meta:editing-cycles>
    <meta:creation-date>2017-05-22T13:09:00</meta:creation-date>
    <dc:date>2017-05-26T19:20:00</dc:date>
    <meta:editing-duration>PT4H42M</meta:editing-duration>
    <meta:generator>LibreOffice/6.4.6.2$Linux_X86_64 LibreOffice_project/40$Build-2</meta:generator>
    <meta:document-statistic meta:table-count="4" meta:image-count="0" meta:object-count="0" meta:page-count="2" meta:paragraph-count="89" meta:word-count="413" meta:character-count="3646" meta:non-whitespace-character-count="31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